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1pt" fo:font-weight="normal" officeooo:rsid="000b0f8c" officeooo:paragraph-rsid="00036120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1pt" fo:font-weight="normal" officeooo:rsid="00036120" officeooo:paragraph-rsid="00036120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fo:color="#000000" fo:font-size="11pt" fo:font-weight="normal" officeooo:rsid="004e227c" officeooo:paragraph-rsid="00036120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051371" officeooo:paragraph-rsid="0003612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normal" officeooo:rsid="00036120" officeooo:paragraph-rsid="0003612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0361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03612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4586" fo:font-size="12pt" fo:font-weight="normal" officeooo:rsid="000bf72f" officeooo:paragraph-rsid="0003612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03612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036120" style:font-size-asian="14pt" style:font-weight-asian="normal" style:font-size-complex="14pt" style:font-weight-complex="normal"/>
    </style:style>
    <style:style style:name="T1" style:family="text">
      <style:text-properties officeooo:rsid="001fea51"/>
    </style:style>
    <style:style style:name="T2" style:family="text">
      <style:text-properties style:text-position="super 58%"/>
    </style:style>
    <style:style style:name="T3" style:family="text">
      <style:text-properties officeooo:rsid="00036120"/>
    </style:style>
    <style:style style:name="T4" style:family="text">
      <style:text-properties officeooo:rsid="0050ec15"/>
    </style:style>
    <style:style style:name="T5" style:family="text">
      <style:text-properties officeooo:rsid="004ff2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ekly Report(Up until <text:span text:style-name="T3">20th</text:span><text:span text:style-name="T2">th</text:span> August, 2015)</text:p>
      <text:p text:style-name="P7">Anirudh Tiwari</text:p>
      <text:p text:style-name="P7"/>
      <text:p text:style-name="P7"/>
      <text:p text:style-name="P9">Work Done</text:p>
      <text:p text:style-name="P4"><text:span text:style-name="T3">Visually a</text:span>nalyzed the <text:span text:style-name="T1">results of k-means on two domain proteins and compared it with the results from CATH database. Also, worked on calculating the overlap between the output of k-means with CATH.</text:span></text:p>
      <text:p text:style-name="P4"/>
      <text:p text:style-name="P10">Results</text:p>
      <text:p text:style-name="P2">Following are the results of from my visual analysis of two domain proteins. Kindly have a look at the detailed report sent earlier for the complete analysis with images.</text:p>
      <text:p text:style-name="P2"/>
      <text:list xml:id="list125902830185881803" text:style-name="L4">
        <text:list-item>
          <text:p text:style-name="P3">The domain boundaries need not contain a secondary structure in its entirety, it is possible that a secondary structure(say a Helix) may be divided amongst <text:span text:style-name="T3">the </text:span>two domains. </text:p>
          <text:p text:style-name="P3"/>
        </text:list-item>
        <text:list-item>
          <text:p text:style-name="P3">It is difficult to correctly judge the boundaries of a domain, as many of the domains have a separating boundary at a turn, with part of the turn on one side and the other part <text:span text:style-name="T3">on</text:span> the other.</text:p>
          <text:p text:style-name="P3"/>
        </text:list-item>
        <text:list-item>
          <text:p text:style-name="P3">K-means showed some sca<text:span text:style-name="T4">ttered f</text:span>r<text:span text:style-name="T4">ag</text:span>ment<text:span text:style-name="T4">s because those chunks of the domains were spatially nearer to the other domain or were surrounded by the other domain.</text:span></text:p>
        </text:list-item>
      </text:list>
      <text:p text:style-name="P1"/>
      <text:p text:style-name="P8">Next Steps</text:p>
      <text:p text:style-name="P5">Compare the performance of k-means with CATH by calculating the overlap between their resul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h Tiwari</meta:initial-creator>
    <meta:creation-date>2015-08-21T06:57:13.030262350</meta:creation-date>
    <dc:date>2015-08-21T07:15:33.345117165</dc:date>
    <dc:creator>Anirudh Tiwari</dc:creator>
    <meta:editing-duration>PT5M55S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11" meta:word-count="182" meta:character-count="1071" meta:non-whitespace-character-count="901"/>
  </office:meta>
</office:document-meta>
</file>